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ajdy-title">
      <style:graphic-properties draw:fill="solid" draw:fill-color="#000000" draw:auto-grow-height="true" fo:min-height="21cm"/>
    </style:style>
    <style:style style:name="pr2" style:family="presentation" style:parent-style-name="slajdy-notes">
      <style:graphic-properties draw:fill-color="#ffffff" fo:min-height="13.114cm"/>
    </style:style>
    <style:style style:name="pr3" style:family="presentation" style:parent-style-name="slajdy-title">
      <style:graphic-properties draw:fill="solid" draw:fill-color="#000000" draw:auto-grow-height="true" fo:min-height="21.002cm"/>
    </style:style>
    <style:style style:name="P1" style:family="paragraph">
      <style:paragraph-properties fo:margin-left="0cm" fo:margin-right="0cm" fo:line-height="100%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font-size="54pt" style:font-size-asian="54pt" style:font-size-complex="54pt"/>
    </style:style>
    <style:style style:name="P2" style:family="paragraph">
      <style:paragraph-properties fo:margin-left="0cm" fo:margin-right="0cm" fo:line-height="100%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font-size="54pt" style:font-size-asian="54pt" style:font-size-complex="54pt"/>
    </style:style>
    <style:style style:name="P6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4pt" fo:font-weight="bold" style:font-size-asian="54pt" style:font-size-complex="54pt"/>
    </style:style>
    <style:style style:name="P7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4pt" fo:font-weight="bold" style:font-size-asian="54pt" style:font-size-complex="54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,</text:span><text:span text:style-name="T1"><text:line-break/></text:span><text:span text:style-name="T1">wszystko co we mnie,</text:span><text:span text:style-name="T1"><text:line-break/></text:span><text:span text:style-name="T1">Jego najświętsze im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</text:span><text:span text:style-name="T1"><text:line-break/></text:span><text:span text:style-name="T1">Jego dobroci</text:span><text:span text:style-name="T1"><text:line-break/></text:span><text:span text:style-name="T1">nigdy nie zapomina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lajdy">
        <office:forms form:automatic-focus="false" form:apply-design-mode="false"/>
        <draw:frame presentation:style-name="pr3" draw:text-style-name="P6" draw:layer="layout" svg:width="28.001cm" svg:height="21.002cm" svg:x="-0.001cm" svg:y="-0.003cm" presentation:class="title" presentation:user-transformed="true">
          <draw:text-box>
            <text:p text:style-name="P5"><text:span text:style-name="T1">On odpuszcza</text:span><text:span text:style-name="T1"><text:line-break/></text:span><text:span text:style-name="T1">wszystkie twoje grzechy</text:span><text:span text:style-name="T1"><text:line-break/></text:span><text:span text:style-name="T1">Leczy wszystkie</text:span><text:span text:style-name="T1"><text:line-break/></text:span><text:span text:style-name="T1">Twoje choroby</text:span><text:span text:style-name="T1"><text:line-break/></text:span><text:span text:style-name="T1">Okazuje swoje</text:span><text:span text:style-name="T1"><text:line-break/></text:span><text:span text:style-name="T1">miłosierdzie</text:span><text:span text:style-name="T1"><text:line-break/></text:span><text:span text:style-name="T1">On ratuje ciebie od zgub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lajdy">
        <office:forms form:automatic-focus="false" form:apply-design-mode="false"/>
        <draw:frame presentation:style-name="pr3" draw:text-style-name="P6" draw:layer="layout" svg:width="28.001cm" svg:height="21.002cm" svg:x="-0.001cm" svg:y="-0.003cm" presentation:class="title" presentation:user-transformed="true">
          <draw:text-box>
            <text:p text:style-name="P5"><text:span text:style-name="T1">On napełnia</text:span><text:span text:style-name="T1"><text:line-break/></text:span><text:span text:style-name="T1">twoje życie dobrem</text:span><text:span text:style-name="T1"><text:line-break/></text:span><text:span text:style-name="T1">aż odnowi się</text:span><text:span text:style-name="T1"><text:line-break/></text:span><text:span text:style-name="T1">twoja młodość</text:span><text:span text:style-name="T1"><text:line-break/></text:span><text:span text:style-name="T1">jak u orł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lajdy">
        <office:forms form:automatic-focus="false" form:apply-design-mode="false"/>
        <draw:frame presentation:style-name="pr3" draw:text-style-name="P6" draw:layer="layout" svg:width="28.001cm" svg:height="21.002cm" svg:x="-0.001cm" svg:y="-0.001cm" presentation:class="title" presentation:user-transformed="true">
          <draw:text-box>
            <text:p text:style-name="P5"><text:span text:style-name="T1">Nie odpłaca według grzechów</text:span><text:span text:style-name="T1"><text:line-break/></text:span><text:span text:style-name="T1">nie chce wiecznie gniewać się</text:span><text:span text:style-name="T1"><text:line-break/></text:span><text:span text:style-name="T1">On pamięta żeśmy prochem</text:span><text:span text:style-name="T1"><text:line-break/></text:span><text:span text:style-name="T1">On najlepiej w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,</text:span><text:span text:style-name="T1"><text:line-break/></text:span><text:span text:style-name="T1">wszystko co we mnie,</text:span><text:span text:style-name="T1"><text:line-break/></text:span><text:span text:style-name="T1">Jego najświętsze im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</text:span><text:span text:style-name="T1"><text:line-break/></text:span><text:span text:style-name="T1">Jego dobroci</text:span><text:span text:style-name="T1"><text:line-break/></text:span><text:span text:style-name="T1">nigdy nie zapomina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lajdy">
        <office:forms form:automatic-focus="false" form:apply-design-mode="false"/>
        <draw:frame presentation:style-name="pr1" draw:text-style-name="P7" draw:layer="layout" svg:width="28cm" svg:height="21.473cm" svg:x="0cm" svg:y="-0.238cm" presentation:class="title" presentation:user-transformed="true">
          <draw:text-box>
            <text:p text:style-name="P5"><text:span text:style-name="T1">Tak jak ojciec</text:span><text:span text:style-name="T1"><text:line-break/></text:span><text:span text:style-name="T1">nad swoimi dziećmi</text:span><text:span text:style-name="T1"><text:line-break/></text:span><text:span text:style-name="T1">Pan lituje się nad</text:span><text:span text:style-name="T1"><text:line-break/></text:span><text:span text:style-name="T1">pokornym.</text:span><text:span text:style-name="T1"><text:line-break/></text:span><text:span text:style-name="T1">On oddala od nas</text:span><text:span text:style-name="T1"><text:line-break/></text:span><text:span text:style-name="T1">nasze winy,</text:span><text:span text:style-name="T1"><text:line-break/></text:span><text:span text:style-name="T1">jak daleko wschód</text:span><text:span text:style-name="T1"><text:line-break/></text:span><text:span text:style-name="T1">od zachod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lajdy">
        <office:forms form:automatic-focus="false" form:apply-design-mode="false"/>
        <draw:frame presentation:style-name="pr1" draw:text-style-name="P7" draw:layer="layout" svg:width="28cm" svg:height="21cm" svg:x="0cm" svg:y="0cm" presentation:class="title" presentation:user-transformed="true">
          <draw:text-box>
            <text:p text:style-name="P5"><text:span text:style-name="T1">jak wysoko niebo</text:span><text:span text:style-name="T1"><text:line-break/></text:span><text:span text:style-name="T1">jest nad ziemią</text:span><text:span text:style-name="T1"><text:line-break/></text:span><text:span text:style-name="T1">Tak jest wielka</text:span><text:span text:style-name="T1"><text:line-break/></text:span><text:span text:style-name="T1">dobroć dla ludzi,</text:span><text:span text:style-name="T1"><text:line-break/></text:span><text:span text:style-name="T1">którzy się Go boj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lajdy">
        <office:forms form:automatic-focus="false" form:apply-design-mode="false"/>
        <draw:frame presentation:style-name="pr1" draw:text-style-name="P7" draw:layer="layout" svg:width="28cm" svg:height="21cm" svg:x="0cm" svg:y="-0.001cm" presentation:class="title" presentation:user-transformed="true">
          <draw:text-box>
            <text:p text:style-name="P5"><text:span text:style-name="T1">Dni człowieka</text:span><text:span text:style-name="T1"><text:line-break/></text:span><text:span text:style-name="T1">są jak trawa</text:span><text:span text:style-name="T1"><text:line-break/></text:span><text:span text:style-name="T1">kwitnie on</text:span><text:span text:style-name="T1"><text:line-break/></text:span><text:span text:style-name="T1">jak polny kwiat,</text:span><text:span text:style-name="T1"><text:line-break/></text:span><text:span text:style-name="T1">kiedy mocniej</text:span><text:span text:style-name="T1"><text:line-break/></text:span><text:span text:style-name="T1">wiatr zawieje</text:span><text:span text:style-name="T1"><text:line-break/></text:span><text:span text:style-name="T1">znika po nim śla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,</text:span><text:span text:style-name="T1"><text:line-break/></text:span><text:span text:style-name="T1">wszystko co we mnie,</text:span><text:span text:style-name="T1"><text:line-break/></text:span><text:span text:style-name="T1">Jego najświętsze im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</text:span><text:span text:style-name="T1"><text:line-break/></text:span><text:span text:style-name="T1">Jego dobroci</text:span><text:span text:style-name="T1"><text:line-break/></text:span><text:span text:style-name="T1">nigdy nie zapomina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lajdy">
        <office:forms form:automatic-focus="false" form:apply-design-mode="false"/>
        <draw:frame presentation:style-name="pr1" draw:text-style-name="P7" draw:layer="layout" svg:width="28cm" svg:height="21cm" svg:x="0cm" svg:y="-0.001cm" presentation:class="title" presentation:user-transformed="true">
          <draw:text-box>
            <text:p text:style-name="P5"><text:span text:style-name="T1">Błogosławcie Pana</text:span><text:span text:style-name="T1"><text:line-break/></text:span><text:span text:style-name="T1">– wszyscy aniołowie</text:span><text:span text:style-name="T1"><text:line-break/></text:span><text:span text:style-name="T1">Błogosławcie Pana</text:span><text:span text:style-name="T1"><text:line-break/></text:span><text:span text:style-name="T1">- wszyscy Jego ludzie</text:span><text:span text:style-name="T1"><text:line-break/></text:span><text:span text:style-name="T1">Błogosławcie Pana</text:span><text:span text:style-name="T1"><text:line-break/></text:span><text:span text:style-name="T1">- wszystkie Jego dzieła</text:span><text:span text:style-name="T1"><text:line-break/></text:span><text:span text:style-name="T1">Błogosławcie G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,</text:span><text:span text:style-name="T1"><text:line-break/></text:span><text:span text:style-name="T1">wszystko co we mnie,</text:span><text:span text:style-name="T1"><text:line-break/></text:span><text:span text:style-name="T1">Jego najświętsze imi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</text:span><text:span text:style-name="T1"><text:line-break/></text:span><text:span text:style-name="T1">Jego dobroci</text:span><text:span text:style-name="T1"><text:line-break/></text:span><text:span text:style-name="T1">nigdy nie zapominaj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size="24.7000007629395pt" fo:language="pl" fo:country="PL" fo:font-style="italic" fo:font-weight="bold" style:letter-kerning="true" style:font-size-asian="24.7000007629395pt" style:language-asian="pl" style:country-asian="PL" style:font-style-asian="italic" style:font-weight-asian="bold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pl" style:country-asian="PL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fo:font-style="italic" style:font-size-asian="24.7000007629395pt" style:language-asian="pl" style:country-asian="PL" style:font-style-asian="italic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pl" style:country-asian="PL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4.7000007629395pt" fo:language="en" fo:country="US" fo:font-style="italic" style:font-size-asian="24.7000007629395pt" style:language-asian="pl" style:country-asian="PL" style:font-style-asian="italic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15.8999996185303pt" fo:language="en" fo:country="US" fo:font-style="italic" style:font-size-asian="15.8999996185303pt" style:language-asian="pl" style:country-asian="PL" style:font-style-asian="italic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fo:font-weight="bold" style:font-size-asian="24.7000007629395pt" style:language-asian="pl" style:country-asian="PL" style:font-weight-asian="bold" style:font-size-complex="24.7000007629395pt" style:font-weight-complex="bold"/>
    </style:style>
    <style:style style:name="slajdy-background" style:family="presentation">
      <style:graphic-properties draw:stroke="none" draw:fill="none"/>
    </style:style>
    <style:style style:name="slajdy-backgroundobjects" style:family="presentation">
      <style:graphic-properties draw:shadow="hidden" draw:shadow-offset-x="0.3cm" draw:shadow-offset-y="0.3cm" draw:shadow-color="#808080"/>
    </style:style>
    <style:style style:name="slajdy-notes" style:family="presentation">
      <style:graphic-properties draw:stroke="none" draw:fill="none">
        <text:list-style style:name="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lajdy-outline1" style:family="presentation">
      <style:graphic-properties draw:stroke="none" draw:fill="none">
        <text:list-style style:name="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lajdy-outline2" style:family="presentation" style:parent-style-name="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lajdy-outline3" style:family="presentation" style:parent-style-name="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lajdy-outline4" style:family="presentation" style:parent-style-name="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lajdy-outline5" style:family="presentation" style:parent-style-name="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lajdy-outline6" style:family="presentation" style:parent-style-name="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lajdy-outline7" style:family="presentation" style:parent-style-name="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lajdy-outline8" style:family="presentation" style:parent-style-name="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lajdy-outline9" style:family="presentation" style:parent-style-name="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lajdy-subtitle" style:family="presentation">
      <style:graphic-properties draw:stroke="none" draw:fill="none" draw:textarea-vertical-align="middle">
        <text:list-style style:name="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lajdy-title" style:family="presentation">
      <style:graphic-properties draw:stroke="none" draw:fill="none" draw:textarea-vertical-align="middle">
        <text:list-style style:name="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aj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aj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lajdy" style:page-layout-name="PM1" draw:style-name="Mdp1">
      <draw:frame presentation:style-name="slajdy-title" draw:layer="backgroundobjects" svg:width="25.199cm" svg:height="3.506cm" svg:x="1.4cm" svg:y="0.836cm" presentation:class="title" presentation:placeholder="true">
        <draw:text-box/>
      </draw:frame>
      <draw:frame presentation:style-name="slajdy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slajdy-title" draw:layer="backgroundobjects" svg:width="14.848cm" svg:height="11.136cm" svg:x="3.075cm" svg:y="2.257cm" presentation:class="page"/>
        <draw:frame presentation:style-name="slaj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5-06-22T23:05:14.213000000</dc:date>
    <dc:language>pl-PL</dc:language>
    <meta:editing-cycles>60</meta:editing-cycles>
    <meta:editing-duration>PT3H42M57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